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D0000086B72A3F35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그림1" text:anchor-type="char" svg:x="-1.565cm" svg:y="-1.482cm" svg:width="20.161cm" svg:height="28.683cm" draw:z-index="0"><draw:image xlink:href="Pictures/10000000000005ED0000086B72A3F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meta:document-statistic meta:table-count="0" meta:image-count="1" meta:object-count="0" meta:page-count="1" meta:paragraph-count="0" meta:word-count="0" meta:character-count="0"/>
    <dc:date>2011-12-02T14:37:40</dc:date>
    <meta:editing-duration>PT44S</meta:editing-duration>
    <meta:editing-cycles>1</meta:editing-cycles>
    <meta:generator>LibreOffice/3.3$Unix LibreOffice_project/330m19$Build-8</meta:generator>
  </office:meta>
</office:document-meta>
</file>